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InInitializer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InInitializerError.printStackTrace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InInitializerError.ExceptionInInitializerErro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InInitializerError.ExceptionInInitializ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InInitializerError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InInitializerError.ExceptionInInitializerError( java . lang . Throwa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ceptionInInitializerError.printStackTrace( java . io . Print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